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cm" svg:stroke-color="#000000" draw:fill-color="#7b7b7b" fo:padding-top="-0.05cm" fo:padding-bottom="-0.05cm" fo:padding-left="-0.05cm" fo:padding-right="-0.05cm"/>
    </style:style>
    <style:style style:name="gr2" style:family="graphic" style:parent-style-name="standard">
      <style:graphic-properties svg:stroke-width="0.1cm" svg:stroke-color="#000000" draw:fill="none" draw:fill-color="#ffffff"/>
    </style:style>
    <style:style style:name="gr3" style:family="graphic" style:parent-style-name="standard">
      <style:graphic-properties svg:stroke-width="0.001cm" draw:fill="none" draw:fill-color="#ffffff" fo:padding-top="-0.049cm" fo:padding-bottom="-0.049cm" fo:padding-left="-0.049cm" fo:padding-right="-0.049cm"/>
    </style:style>
    <style:style style:name="gr4" style:family="graphic" style:parent-style-name="standard">
      <style:graphic-properties svg:stroke-width="0.1cm" draw:fill="none" draw:fill-color="#ffffff"/>
    </style:style>
    <style:style style:name="gr5" style:family="graphic" style:parent-style-name="standard">
      <style:graphic-properties svg:stroke-width="0cm" draw:fill-color="#000000" fo:padding-top="-0.05cm" fo:padding-bottom="-0.05cm" fo:padding-left="-0.05cm" fo:padding-right="-0.05cm"/>
    </style:style>
  </office:automatic-styles>
  <office:body>
    <office:drawing>
      <draw:page draw:name="page1" draw:style-name="dp1" draw:master-page-name="Default">
        <draw:g>
          <draw:glue-point draw:id="4" svg:x="-5cm" svg:y="-5cm"/>
          <draw:glue-point draw:id="5" svg:x="-5cm" svg:y="0cm"/>
          <draw:glue-point draw:id="6" svg:x="-4.667cm" svg:y="0cm"/>
          <draw:glue-point draw:id="7" svg:x="-4.5cm" svg:y="0cm"/>
          <draw:glue-point draw:id="8" svg:x="-4.333cm" svg:y="0cm"/>
          <draw:glue-point draw:id="9" svg:x="-4.167cm" svg:y="0cm"/>
          <draw:glue-point draw:id="10" svg:x="-4cm" svg:y="0cm"/>
          <draw:glue-point draw:id="11" svg:x="-3.833cm" svg:y="0cm"/>
          <draw:glue-point draw:id="12" svg:x="-3.667cm" svg:y="0cm"/>
          <draw:glue-point draw:id="13" svg:x="-3.5cm" svg:y="0cm"/>
          <draw:glue-point draw:id="14" svg:x="-3.333cm" svg:y="0cm"/>
          <draw:glue-point draw:id="15" svg:x="-3.167cm" svg:y="0cm"/>
          <draw:glue-point draw:id="16" svg:x="-3cm" svg:y="0cm"/>
          <draw:glue-point draw:id="17" svg:x="-2.833cm" svg:y="0cm"/>
          <draw:glue-point draw:id="18" svg:x="-2.667cm" svg:y="0cm"/>
          <draw:glue-point draw:id="19" svg:x="-2.5cm" svg:y="0cm"/>
          <draw:glue-point draw:id="20" svg:x="-2.333cm" svg:y="0cm"/>
          <draw:glue-point draw:id="21" svg:x="-2.167cm" svg:y="0cm"/>
          <draw:glue-point draw:id="22" svg:x="-2cm" svg:y="0cm"/>
          <draw:glue-point draw:id="23" svg:x="-1.833cm" svg:y="0cm"/>
          <draw:glue-point draw:id="24" svg:x="-1.667cm" svg:y="0cm"/>
          <draw:glue-point draw:id="25" svg:x="-1.5cm" svg:y="0cm"/>
          <draw:glue-point draw:id="26" svg:x="-1.333cm" svg:y="0cm"/>
          <draw:glue-point draw:id="27" svg:x="-1.167cm" svg:y="0cm"/>
          <draw:glue-point draw:id="28" svg:x="-1cm" svg:y="0cm"/>
          <draw:glue-point draw:id="29" svg:x="-0.833cm" svg:y="0cm"/>
          <draw:glue-point draw:id="30" svg:x="-0.667cm" svg:y="0cm"/>
          <draw:glue-point draw:id="31" svg:x="-0.5cm" svg:y="0cm"/>
          <draw:glue-point draw:id="32" svg:x="-0.333cm" svg:y="0cm"/>
          <draw:glue-point draw:id="33" svg:x="-0.167cm" svg:y="0cm"/>
          <draw:glue-point draw:id="34" svg:x="0cm" svg:y="0cm"/>
          <draw:glue-point draw:id="35" svg:x="0.167cm" svg:y="0cm"/>
          <draw:glue-point draw:id="36" svg:x="0.333cm" svg:y="0cm"/>
          <draw:glue-point draw:id="37" svg:x="0.5cm" svg:y="0cm"/>
          <draw:glue-point draw:id="38" svg:x="0.667cm" svg:y="0cm"/>
          <draw:glue-point draw:id="39" svg:x="0.833cm" svg:y="0cm"/>
          <draw:glue-point draw:id="40" svg:x="1cm" svg:y="0cm"/>
          <draw:glue-point draw:id="41" svg:x="1.167cm" svg:y="0cm"/>
          <draw:glue-point draw:id="42" svg:x="1.333cm" svg:y="0cm"/>
          <draw:glue-point draw:id="43" svg:x="1.5cm" svg:y="0cm"/>
          <draw:glue-point draw:id="44" svg:x="1.667cm" svg:y="0cm"/>
          <draw:glue-point draw:id="45" svg:x="1.833cm" svg:y="0cm"/>
          <draw:glue-point draw:id="46" svg:x="2cm" svg:y="0cm"/>
          <draw:glue-point draw:id="47" svg:x="2.167cm" svg:y="0cm"/>
          <draw:glue-point draw:id="48" svg:x="2.333cm" svg:y="0cm"/>
          <draw:glue-point draw:id="49" svg:x="2.5cm" svg:y="0cm"/>
          <draw:glue-point draw:id="50" svg:x="2.667cm" svg:y="0cm"/>
          <draw:glue-point draw:id="51" svg:x="2.833cm" svg:y="0cm"/>
          <draw:glue-point draw:id="52" svg:x="3cm" svg:y="0cm"/>
          <draw:glue-point draw:id="53" svg:x="3.167cm" svg:y="0cm"/>
          <draw:glue-point draw:id="54" svg:x="3.333cm" svg:y="0cm"/>
          <draw:glue-point draw:id="55" svg:x="3.5cm" svg:y="0cm"/>
          <draw:glue-point draw:id="56" svg:x="3.667cm" svg:y="0cm"/>
          <draw:glue-point draw:id="57" svg:x="3.833cm" svg:y="0cm"/>
          <draw:glue-point draw:id="58" svg:x="4cm" svg:y="0cm"/>
          <draw:glue-point draw:id="59" svg:x="4.167cm" svg:y="0cm"/>
          <draw:glue-point draw:id="60" svg:x="4.333cm" svg:y="0cm"/>
          <draw:glue-point draw:id="61" svg:x="4.5cm" svg:y="0cm"/>
          <draw:glue-point draw:id="62" svg:x="4.667cm" svg:y="0cm"/>
          <draw:glue-point draw:id="63" svg:x="-5cm" svg:y="5cm"/>
          <draw:glue-point draw:id="64" svg:x="0cm" svg:y="-5cm"/>
          <draw:glue-point draw:id="65" svg:x="0cm" svg:y="5cm"/>
          <draw:glue-point draw:id="66" svg:x="5cm" svg:y="-5cm"/>
          <draw:glue-point draw:id="67" svg:x="5cm" svg:y="0cm"/>
          <draw:glue-point draw:id="68" svg:x="5cm" svg:y="5cm"/>
          <draw:glue-point draw:id="69" svg:x="0cm" svg:y="0cm"/>
          <draw:rect draw:style-name="gr1" draw:layer="layout" svg:width="24cm" svg:height="2cm" svg:x="0cm" svg:y="0cm">
            <text:p/>
          </draw:rect>
          <draw:line draw:style-name="gr2" draw:layer="layout" svg:x1="0cm" svg:y1="0cm" svg:x2="24cm" svg:y2="0cm">
            <text:p/>
          </draw:line>
          <draw:line draw:style-name="gr2" draw:layer="layout" svg:x1="0cm" svg:y1="2cm" svg:x2="24cm" svg:y2="2cm">
            <text:p/>
          </draw:line>
          <draw:line draw:style-name="gr3" draw:layer="layout" svg:x1="0.4cm" svg:y1="0cm" svg:x2="0.4cm" svg:y2="2cm">
            <text:p/>
          </draw:line>
          <draw:line draw:style-name="gr3" draw:layer="layout" svg:x1="23.6cm" svg:y1="0cm" svg:x2="23.6cm" svg:y2="2cm">
            <text:p/>
          </draw:line>
          <draw:line draw:style-name="gr4" draw:layer="layout" svg:x1="0cm" svg:y1="0cm" svg:x2="0cm" svg:y2="2cm">
            <text:p/>
          </draw:line>
          <draw:line draw:style-name="gr4" draw:layer="layout" svg:x1="24cm" svg:y1="0cm" svg:x2="24cm" svg:y2="2cm">
            <text:p/>
          </draw:line>
          <draw:circle draw:style-name="gr5" draw:layer="layout" svg:width="0.16cm" svg:height="0.16cm" svg:x="0.12cm" svg:y="0.92cm">
            <text:p/>
          </draw:circle>
          <draw:circle draw:style-name="gr5" draw:layer="layout" svg:width="0.16cm" svg:height="0.16cm" svg:x="23.72cm" svg:y="0.92cm">
            <text:p/>
          </draw:circl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PD - OrganizerRack1U</dc:title>
    <meta:creation-date>2011-02-07T16:56:34</meta:creation-date>
    <meta:editing-duration>P0D</meta:editing-duration>
    <meta:editing-cycles>1</meta:editing-cycles>
    <meta:document-statistic meta:object-count="10"/>
    <meta:generator>OpenOffice.org/3.3$Linux OpenOffice.org_project/330m20$Build-9567</meta:generator>
  </office:meta>
</office:document-meta>
</file>